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2pt" officeooo:rsid="0016cf49" officeooo:paragraph-rsid="001295d1" style:font-size-asian="12pt" style:font-size-complex="12pt"/>
    </style:style>
    <style:style style:name="P2" style:family="paragraph" style:parent-style-name="Standard">
      <style:text-properties style:font-name="Liberation Mono" fo:font-size="12pt" officeooo:rsid="0017bcda" officeooo:paragraph-rsid="001295d1" style:font-size-asian="12pt" style:font-size-complex="12pt"/>
    </style:style>
    <style:style style:name="P3" style:family="paragraph" style:parent-style-name="Standard">
      <style:text-properties style:font-name="Liberation Mono" fo:font-size="12pt" officeooo:paragraph-rsid="001295d1" style:font-size-asian="12pt" style:font-size-complex="12pt"/>
    </style:style>
    <style:style style:name="P4" style:family="paragraph" style:parent-style-name="Standard">
      <style:text-properties style:font-name="Liberation Mono" fo:font-size="12pt" fo:font-weight="bold" officeooo:rsid="0017bcda" officeooo:paragraph-rsid="001295d1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Mono" fo:font-size="12pt" fo:font-weight="normal" officeooo:rsid="0017bcda" officeooo:paragraph-rsid="001295d1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Liberation Mono" fo:font-size="12pt" officeooo:rsid="00226544" officeooo:paragraph-rsid="001295d1" style:font-size-asian="12pt" style:font-size-complex="12pt"/>
    </style:style>
    <style:style style:name="P7" style:family="paragraph" style:parent-style-name="Text_20_body">
      <style:text-properties style:font-name="Liberation Mono" fo:font-size="12pt" officeooo:rsid="002e6055" officeooo:paragraph-rsid="001295d1" style:font-size-asian="12pt" style:font-size-complex="12pt"/>
    </style:style>
    <style:style style:name="P8" style:family="paragraph" style:parent-style-name="Text_20_body">
      <style:text-properties style:font-name="Liberation Mono" fo:font-size="12pt" officeooo:paragraph-rsid="001295d1" style:font-size-asian="12pt" style:font-size-complex="12pt"/>
    </style:style>
    <style:style style:name="P9" style:family="paragraph" style:parent-style-name="Text_20_body">
      <style:text-properties style:font-name="Liberation Mono" fo:font-size="12pt" fo:font-weight="normal" officeooo:rsid="0017bcda" officeooo:paragraph-rsid="001295d1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style:font-name="Liberation Mono" fo:font-size="12pt" officeooo:paragraph-rsid="001295d1" style:font-size-asian="12pt" style:font-size-complex="12pt"/>
    </style:style>
    <style:style style:name="P11" style:family="paragraph" style:parent-style-name="Preformatted_20_Text" style:list-style-name="L1">
      <style:paragraph-properties fo:margin-top="0cm" fo:margin-bottom="0.499cm" loext:contextual-spacing="false"/>
      <style:text-properties style:font-name="Liberation Mono" fo:font-size="12pt" officeooo:paragraph-rsid="001295d1" style:font-size-asian="12pt" style:font-size-complex="12pt"/>
    </style:style>
    <style:style style:name="P12" style:family="paragraph" style:parent-style-name="Preformatted_20_Text" style:list-style-name="L3">
      <style:paragraph-properties fo:margin-top="0cm" fo:margin-bottom="0.499cm" loext:contextual-spacing="false"/>
      <style:text-properties style:font-name="Liberation Mono" fo:font-size="12pt" officeooo:paragraph-rsid="001295d1" style:font-size-asian="12pt" style:font-size-complex="12pt"/>
    </style:style>
    <style:style style:name="P13" style:family="paragraph" style:parent-style-name="Preformatted_20_Text">
      <style:paragraph-properties fo:margin-top="0cm" fo:margin-bottom="0.499cm" loext:contextual-spacing="false"/>
      <style:text-properties style:font-name="Liberation Mono" fo:font-size="12pt" officeooo:paragraph-rsid="001295d1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style:text-underline-style="solid" style:text-underline-width="auto" style:text-underline-color="font-color" fo:font-weight="bold" officeooo:rsid="0041bfab" style:font-size-asian="14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01295d1" style:font-size-asian="14pt" style:font-weight-asian="bold" style:font-size-complex="14pt" style:font-weight-complex="bold"/>
    </style:style>
    <style:style style:name="T5" style:family="text">
      <style:text-properties officeooo:rsid="0023d9ab"/>
    </style:style>
    <style:style style:name="T6" style:family="text">
      <style:text-properties officeooo:rsid="0017bcda"/>
    </style:style>
    <style:style style:name="T7" style:family="text">
      <style:text-properties style:text-position="33% 80%"/>
    </style:style>
    <style:style style:name="T8" style:family="text">
      <style:text-properties officeooo:rsid="0025bbce"/>
    </style:style>
    <style:style style:name="T9" style:family="text">
      <style:text-properties officeooo:rsid="00226544"/>
    </style:style>
    <style:style style:name="T10" style:family="text">
      <style:text-properties officeooo:rsid="0028b258"/>
    </style:style>
    <style:style style:name="T11" style:family="text">
      <style:text-properties officeooo:rsid="002aab46"/>
    </style:style>
    <style:style style:name="T12" style:family="text">
      <style:text-properties officeooo:rsid="002c7489"/>
    </style:style>
    <style:style style:name="T13" style:family="text">
      <style:text-properties fo:font-weight="normal" officeooo:rsid="002c7489" style:font-weight-asian="normal" style:font-weight-complex="normal"/>
    </style:style>
    <style:style style:name="T14" style:family="text">
      <style:text-properties fo:font-weight="normal" officeooo:rsid="0030a2ae" style:font-weight-asian="normal" style:font-weight-complex="normal"/>
    </style:style>
    <style:style style:name="T15" style:family="text">
      <style:text-properties officeooo:rsid="002e6055"/>
    </style:style>
    <style:style style:name="T16" style:family="text">
      <style:text-properties officeooo:rsid="002ea4fc"/>
    </style:style>
    <style:style style:name="T17" style:family="text">
      <style:text-properties officeooo:rsid="0030a2a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<text:s/></text:span><text:span text:style-name="T3">MODULE-1 </text:span><text:span text:style-name="T4">sample questions</text:span></text:p>
      <text:p text:style-name="P3"/>
      <text:p text:style-name="P3"/>
      <text:p text:style-name="P3"/>
      <text:p text:style-name="P3"/>
      <text:p text:style-name="P3"><text:span text:style-name="T5">1. </text:span>Is Python case sensitive when dealing with identifiers?</text:p>
      <text:p text:style-name="P1"/>
      <text:p text:style-name="P1">a) <text:s/><text:span text:style-name="T1">yes</text:span></text:p>
      <text:p text:style-name="P1">b) <text:s/>no</text:p>
      <text:p text:style-name="P1">c) <text:s/><text:span text:style-name="T6">machine independent</text:span></text:p>
      <text:p text:style-name="P2">d) <text:s/>none of the mentioned</text:p>
      <text:p text:style-name="P2"/>
      <text:p text:style-name="P2"><text:span text:style-name="T5">2. </text:span>Which is the correct operator for power(x<text:span text:style-name="T7">y</text:span>)?</text:p>
      <text:p text:style-name="P2"/>
      <text:p text:style-name="P2">a) x^y</text:p>
      <text:p text:style-name="P2">b) x*y</text:p>
      <text:p text:style-name="P2">c) <text:span text:style-name="T1">x**y</text:span></text:p>
      <text:p text:style-name="P2">d) x^^y</text:p>
      <text:p text:style-name="P2"/>
      <text:p text:style-name="P2"><text:span text:style-name="T5">3. </text:span>What is answer of this expression, 22 % 3 is?</text:p>
      <text:p text:style-name="P2"/>
      <text:p text:style-name="P2">a) 7</text:p>
      <text:p text:style-name="P2">b) <text:span text:style-name="T1">1</text:span></text:p>
      <text:p text:style-name="P2">c) 0</text:p>
      <text:p text:style-name="P2">d) 5</text:p>
      <text:p text:style-name="P2"/>
      <text:p text:style-name="P2"><text:span text:style-name="T5">4. </text:span>Operators with the same precedence are evaluated in which manner?</text:p>
      <text:p text:style-name="P2"><text:line-break/>a) <text:span text:style-name="T1">Left to Right</text:span><text:line-break/>b) Right to Left<text:line-break/>c) Can’t say<text:line-break/>d) None of the mentioned</text:p>
      <text:p text:style-name="P2"/>
      <text:p text:style-name="P2"><text:span text:style-name="T5">5. </text:span>Which one of the following have the same precedence?<text:line-break/>a) <text:span text:style-name="T1">Addition and Subtraction</text:span><text:line-break/>b) Multiplication and Division<text:line-break/>c) Both Addition and Subtraction AND Multiplication and Division<text:line-break/>d) None of the mentioned</text:p>
      <text:p text:style-name="P2"/>
      <text:p text:style-name="P2"><text:span text:style-name="T5">6. </text:span>Which one of the following have the highest precedence in the expression?<text:line-break/>a) Exponential<text:line-break/>b) Addition<text:line-break/>c) Multiplication<text:line-break/>d) <text:span text:style-name="T1">Parentheses</text:span></text:p>
      <text:p text:style-name="P4"/>
      <text:p text:style-name="P4"/>
      <text:p text:style-name="P5"><text:span text:style-name="T5">7. </text:span>What is the return type of function id ?<text:line-break/><text:span text:style-name="T1">a) int</text:span><text:line-break/>b) float<text:line-break/>c) bool<text:line-break/>d) dict</text:p>
      <text:p text:style-name="P4"><text:soft-page-break/></text:p>
      <text:p text:style-name="P4"/>
      <text:p text:style-name="P4"/>
      <text:p text:style-name="P5"><text:span text:style-name="T5">8. </text:span>What error occurs when you execute?<text:line-break/>apple = mango<text:line-break/>a) SyntaxError<text:line-break/>b) <text:span text:style-name="T1">NameError</text:span><text:line-break/>c) ValueError<text:line-break/>d) TypeError</text:p>
      <text:p text:style-name="P5"/>
      <text:p text:style-name="P9"><text:span text:style-name="T5">9. </text:span>Carefully observe the code and give the answer.</text:p>
      <text:list xml:id="list1769440273" text:style-name="L1">
        <text:list-header>
          <text:p text:style-name="P11">def example(a):</text:p>
          <text:list>
            <text:list-header>
              <text:p text:style-name="P11">a = a + '2'</text:p>
              <text:p text:style-name="P11">a = a*2</text:p>
              <text:p text:style-name="P11">return a</text:p>
            </text:list-header>
          </text:list>
          <text:p text:style-name="P11">example("hello")</text:p>
        </text:list-header>
      </text:list>
      <text:p text:style-name="P8">a) indentation Error<text:line-break/>b)<text:span text:style-name="T1"> cannot perform mathematical operation on strings</text:span><text:line-break/>c) hello2<text:line-break/>d) hello2hello2</text:p>
      <text:p text:style-name="P8"/>
      <text:p text:style-name="P8"><text:span text:style-name="T5">10. </text:span>Select all options that print <text:line-break/><text:tab/>hello-how-are-you<text:line-break/>a) print(‘hello’, ‘how’, ‘are’, ‘you’)<text:line-break/>b) print(‘hello’, ‘how’, ‘are’, ‘you’ + ‘-‘ * 4)<text:line-break/>c) <text:span text:style-name="T1">print(‘hello-‘ + ‘how-are-you’)</text:span><text:line-break/>d) print(‘hello’ + ‘-‘ + ‘how’ + ‘-‘ + ‘are’ + ‘you’)</text:p>
      <text:p text:style-name="P8"/>
      <text:p text:style-name="P8"><text:span text:style-name="T5">11. </text:span>What is the return value of trunc() ?<text:line-break/>a) <text:span text:style-name="T1">int</text:span><text:line-break/>b) bool<text:line-break/>c) float<text:line-break/>d) None</text:p>
      <text:p text:style-name="P9"><text:span text:style-name="T5">12 . </text:span>The following is displayed by a print function call:</text:p>
      <text:list xml:id="list3076541495" text:style-name="L3">
        <text:list-header>
          <text:p text:style-name="P12">tom</text:p>
          <text:p text:style-name="P12">dick</text:p>
          <text:p text:style-name="P12">harry</text:p>
        </text:list-header>
      </text:list>
      <text:p text:style-name="P5"/>
      <text:p text:style-name="P5"><text:soft-page-break/>Select all of the function calls that result in this output</text:p>
      <text:p text:style-name="P5"><text:line-break/>a) print(”’tom<text:line-break/>\ndick<text:line-break/>\nharry”’)<text:line-break/>b) print(”’tomdickharry”’)<text:line-break/>c)<text:span text:style-name="T1"> print(‘tom\ndick\nharry’)</text:span><text:line-break/>d) print(‘tom<text:line-break/>dick<text:line-break/>harry’)</text:p>
      <text:p text:style-name="P5"/>
      <text:p text:style-name="P5"/>
      <text:p text:style-name="P5"><text:span text:style-name="T8">13. </text:span>What does ~4 evaluate to?<text:line-break/><text:span text:style-name="T1">a) -5</text:span><text:line-break/>b) -4<text:line-break/>c) -3<text:line-break/>d) +3</text:p>
      <text:p text:style-name="P5"/>
      <text:p text:style-name="P5"><text:span text:style-name="T8">14. </text:span>What is the result of cmp(3, 1)?<text:line-break/>a) 1<text:line-break/>b) 0<text:line-break/>c) <text:span text:style-name="T1">True</text:span><text:line-break/>d) False</text:p>
      <text:p text:style-name="P5"/>
      <text:p text:style-name="P5"/>
      <text:p text:style-name="P5"/>
      <text:p text:style-name="P9"><text:span text:style-name="T8">15. </text:span>Following set of commands are executed in shell, what will be the output?</text:p>
      <text:p text:style-name="P8"><text:tab/><text:span text:style-name="T9">str=”hello”</text:span></text:p>
      <text:p text:style-name="P8"><text:tab/><text:span text:style-name="T9">str [ : 2]</text:span></text:p>
      <text:p text:style-name="P6">a)<text:span text:style-name="T1">he</text:span></text:p>
      <text:p text:style-name="P6">b)llo</text:p>
      <text:p text:style-name="P6">c)olleh</text:p>
      <text:p text:style-name="P6">d)<text:span text:style-name="T10">hel</text:span></text:p>
      <text:p text:style-name="P6"/>
      <text:p text:style-name="P6"><text:span text:style-name="T11">16</text:span>. What is the result of cmp(3, 1)?<text:line-break/>a) 1<text:line-break/>b) 0<text:line-break/>c) True<text:line-break/>d) False</text:p>
      <text:p text:style-name="P5"/>
      <text:p text:style-name="P4"/>
      <text:p text:style-name="P4"/>
      <text:p text:style-name="P5"><text:span text:style-name="T11">17. </text:span>What does 3 ^ 4 evaluate to?<text:line-break/>a) 81<text:line-break/>b) 12<text:line-break/><text:soft-page-break/>c) 0.75<text:line-break/>d) <text:span text:style-name="T1">7</text:span></text:p>
      <text:p text:style-name="P4"/>
      <text:p text:style-name="P5"><text:span text:style-name="T12">18. <text:s/></text:span>Which of the following operators has its associativity from right to left?<text:line-break/>a) +<text:line-break/>b) //<text:line-break/>c) %<text:line-break/>d) <text:span text:style-name="T1">**</text:span></text:p>
      <text:p text:style-name="P5"/>
      <text:p text:style-name="P3"><text:span text:style-name="T13">19. <text:s/></text:span>What is the value of the following expression:</text:p>
      <text:p text:style-name="P13">float(22//3+3/3)</text:p>
      <text:p text:style-name="P8">a) 8<text:line-break/><text:span text:style-name="T1">b) 8.0</text:span><text:line-break/>c) 8.3<text:line-break/>d) 8.33</text:p>
      <text:p text:style-name="P8"><text:span text:style-name="T12">20. </text:span>What is the value of the following expression:</text:p>
      <text:p text:style-name="P13">8/4/2, 8/(4/2)</text:p>
      <text:p text:style-name="P8"><text:span text:style-name="T1">a) (1.0, 4.0)</text:span><text:line-break/>b) (1.0, 1.0)<text:line-break/>c) (4.0. 1.0)<text:line-break/>d) (4.0, 4.0)</text:p>
      <text:p text:style-name="P8"><text:span text:style-name="T15">21.</text:span>What is the output of the following expression:</text:p>
      <text:p text:style-name="P13">print(4.00/(2.0+2.0))</text:p>
      <text:p text:style-name="P8">a) Error<text:line-break/>b) <text:span text:style-name="T1">1.0</text:span><text:line-break/>c) 1.00<text:line-break/>d) 1</text:p>
      <text:p text:style-name="P8"/>
      <text:p text:style-name="P8"/>
      <text:p text:style-name="P8"/>
      <text:p text:style-name="P8"/>
      <text:p text:style-name="P8"><text:span text:style-name="T16">22. </text:span>Which among the following list of operators has the highest precedence?</text:p>
      <text:p text:style-name="P13"><text:s/>+, -, **, %, /, &lt;&lt;, &gt;&gt;, |</text:p>
      <text:p text:style-name="P8">a) &lt;&lt;, &gt;&gt;<text:line-break/>b)<text:span text:style-name="T1"> **</text:span><text:line-break/>c) |<text:line-break/>d) %</text:p>
      <text:p text:style-name="P8"/>
      <text:p text:style-name="P7"><text:soft-page-break/><text:span text:style-name="T17">23. </text:span>Which of the following represents the bitwise XOR operator?<text:line-break/>a) &amp;<text:line-break/><text:span text:style-name="T1">b) ^</text:span><text:line-break/>c) |<text:line-break/>d) !</text:p>
      <text:p text:style-name="P8"><text:span text:style-name="T17">24. </text:span>What is the output of the following?</text:p>
      <text:p text:style-name="P10"><text:tab/>i = 1</text:p>
      <text:p text:style-name="P10"><text:tab/>while True:</text:p>
      <text:p text:style-name="P10"><text:s text:c="3"/><text:tab/><text:tab/> if i%2 == 0:</text:p>
      <text:p text:style-name="P10"><text:s text:c="7"/><text:tab/><text:tab/> break</text:p>
      <text:p text:style-name="P10"><text:s text:c="3"/><text:tab/><text:tab/> print(i)</text:p>
      <text:p text:style-name="P13"><text:s text:c="3"/><text:tab/><text:tab/> i += 2</text:p>
      <text:p text:style-name="P8">a) 1<text:line-break/>b) 1 2<text:line-break/>c) 1 2 3 4 5 6 …<text:line-break/><text:span text:style-name="T1">d) 1 3 5 7 9 11 …</text:span></text:p>
      <text:p text:style-name="P8"><text:span text:style-name="T14">25. </text:span>What is the output when following statement is executed ?</text:p>
      <text:p text:style-name="P8"><text:tab/>"a"+"bc"</text:p>
      <text:p text:style-name="P8">a) a<text:line-break/>b) bc<text:line-break/>c) bca<text:line-break/><text:span text:style-name="T1">d) ab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6T20:07:56.025558054</meta:creation-date>
    <dc:date>2021-02-26T20:08:56.684016110</dc:date>
    <meta:editing-duration>PT1M1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5" meta:paragraph-count="73" meta:word-count="576" meta:character-count="2931" meta:non-whitespace-character-count="2383"/>
  </office:meta>
</office:document-meta>
</file>